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21.001cm" table:align="margins" style:shadow="none"/>
    </style:style>
    <style:style style:name="Table1.A" style:family="table-column">
      <style:table-column-properties style:column-width="7.001cm" style:rel-column-width="21845*"/>
    </style:style>
    <style:style style:name="Table1.1" style:family="table-row">
      <style:table-row-properties style:min-row-height="2.487cm"/>
    </style:style>
    <style:style style:name="Tab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2.514cm"/>
    </style:style>
    <style:style style:name="Table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5" style:family="table-row">
      <style:table-row-properties style:min-row-height="2.54cm"/>
    </style:style>
    <style:style style:name="Table1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fo:font-size="18pt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P1">Показать:</text:p>
            <text:p text:style-name="P1">Пожарного</text:p>
          </table:table-cell>
          <table:table-cell table:style-name="Table1.A1" office:value-type="string">
            <text:p text:style-name="P1">Показать:</text:p>
            <text:p text:style-name="P1">Психиатра</text:p>
          </table:table-cell>
          <table:table-cell table:style-name="Table1.C1" office:value-type="string">
            <text:p text:style-name="P1">Показать:</text:p>
            <text:p text:style-name="P1">Космонавта</text:p>
          </table:table-cell>
        </table:table-row>
        <table:table-row table:style-name="Table1.1">
          <table:table-cell table:style-name="Table1.A5" office:value-type="string">
            <text:p text:style-name="P1">Показать:</text:p>
            <text:p text:style-name="P1">Стюардессу</text:p>
          </table:table-cell>
          <table:table-cell table:style-name="Table1.B5" office:value-type="string">
            <text:p text:style-name="P1">Показать:</text:p>
            <text:p text:style-name="P1">Гинеколога-пчеловода</text:p>
          </table:table-cell>
          <table:table-cell table:style-name="Table1.C5" office:value-type="string">
            <text:p text:style-name="P1">Показать:</text:p>
            <text:p text:style-name="P1">Дизайнера</text:p>
          </table:table-cell>
        </table:table-row>
        <table:table-row table:style-name="Table1.3">
          <table:table-cell table:style-name="Table1.A5" office:value-type="string">
            <text:p text:style-name="P1">Показать:</text:p>
            <text:p text:style-name="P1">Археолога</text:p>
          </table:table-cell>
          <table:table-cell table:style-name="Table1.B5" office:value-type="string">
            <text:p text:style-name="P1">Показать:</text:p>
            <text:p text:style-name="P1">Краба</text:p>
          </table:table-cell>
          <table:table-cell table:style-name="Table1.C5" office:value-type="string">
            <text:p text:style-name="P1">Показать:</text:p>
            <text:p text:style-name="P1">Морскую звезду</text:p>
          </table:table-cell>
        </table:table-row>
        <table:table-row table:style-name="Table1.1">
          <table:table-cell table:style-name="Table1.A4" office:value-type="string">
            <text:p text:style-name="P1">Показать:</text:p>
            <text:p text:style-name="P1">Ленивца</text:p>
          </table:table-cell>
          <table:table-cell table:style-name="Table1.B5" office:value-type="string">
            <text:p text:style-name="P1">Показать:</text:p>
            <text:p text:style-name="P1">Креветку</text:p>
          </table:table-cell>
          <table:table-cell table:style-name="Table1.C5" office:value-type="string">
            <text:p text:style-name="P1">Показать:</text:p>
            <text:p text:style-name="P1">Бобра</text:p>
          </table:table-cell>
        </table:table-row>
        <table:table-row table:style-name="Table1.5">
          <table:table-cell table:style-name="Table1.A5" office:value-type="string">
            <text:p text:style-name="P1">Показать:</text:p>
            <text:p text:style-name="P1">Динозавра</text:p>
          </table:table-cell>
          <table:table-cell table:style-name="Table1.B5" office:value-type="string">
            <text:p text:style-name="P1">Показать:</text:p>
            <text:p text:style-name="P1">Аватара</text:p>
            <text:p text:style-name="P1">(синенького)</text:p>
          </table:table-cell>
          <table:table-cell table:style-name="Table1.C5" office:value-type="string">
            <text:p text:style-name="P1">Показать:</text:p>
            <text:p text:style-name="P1">Матрица</text:p>
          </table:table-cell>
        </table:table-row>
        <table:table-row table:style-name="Table1.3">
          <table:table-cell table:style-name="Table1.A6" office:value-type="string">
            <text:p text:style-name="P1">Показать:</text:p>
            <text:p text:style-name="P1">Пчеловода</text:p>
          </table:table-cell>
          <table:table-cell table:style-name="Table1.B6" office:value-type="string">
            <text:p text:style-name="P1">Показать:</text:p>
            <text:p text:style-name="P1">В мире животных</text:p>
          </table:table-cell>
          <table:table-cell table:style-name="Table1.C6" office:value-type="string">
            <text:p text:style-name="P1">Показать:</text:p>
            <text:p text:style-name="P1">Дом-2</text:p>
          </table:table-cell>
        </table:table-row>
        <table:table-row table:style-name="Table1.3">
          <table:table-cell table:style-name="Table1.A7" office:value-type="string">
            <text:p text:style-name="P1">Показать:</text:p>
            <text:p text:style-name="P1">Поле чудес</text:p>
          </table:table-cell>
          <table:table-cell table:style-name="Table1.B7" office:value-type="string">
            <text:p text:style-name="P1">Показать:</text:p>
            <text:p text:style-name="P1">Что?Где?Когда?</text:p>
          </table:table-cell>
          <table:table-cell table:style-name="Table1.C7" office:value-type="string">
            <text:p text:style-name="P1">Показать:</text:p>
            <text:p text:style-name="P1">Жди меня</text:p>
          </table:table-cell>
        </table:table-row>
        <table:table-row table:style-name="Table1.3">
          <table:table-cell table:style-name="Table1.A8" office:value-type="string">
            <text:p text:style-name="P1">Показать:</text:p>
            <text:p text:style-name="P1">Терминатора</text:p>
          </table:table-cell>
          <table:table-cell table:style-name="Table1.B8" office:value-type="string">
            <text:p text:style-name="P1">Показать:</text:p>
            <text:p text:style-name="P1">Бэтмена</text:p>
          </table:table-cell>
          <table:table-cell table:style-name="Table1.C8" office:value-type="string">
            <text:p text:style-name="P1">Показать:</text:p>
            <text:p text:style-name="P1">Рика Санчеза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AR PL KaitiM GB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AR PL KaitiM GB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0cm" fo:margin-top="0cm" fo:margin-bottom="0cm" fo:margin-left="0cm" fo:margin-right="0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llia </meta:initial-creator>
    <meta:creation-date>2016-08-11T10:36:48</meta:creation-date>
    <meta:printed-by>Illia </meta:printed-by>
    <meta:print-date>2016-08-11T10:56:37</meta:print-date>
    <dc:date>2016-08-11T11:18:15</dc:date>
    <dc:creator>Illia </dc:creator>
    <meta:editing-duration>PT7M27S</meta:editing-duration>
    <meta:editing-cycles>2</meta:editing-cycles>
    <meta:generator>LibreOffice/3.5$Linux_x86 LibreOffice_project/350m1$Build-2</meta:generator>
    <meta:document-statistic meta:table-count="1" meta:image-count="0" meta:object-count="0" meta:page-count="1" meta:paragraph-count="49" meta:word-count="55" meta:character-count="457" meta:non-whitespace-character-count="451"/>
  </office:meta>
</office:document-meta>
</file>